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2">
      <style:paragraph-properties fo:margin-left="0cm" fo:margin-right="0cm" fo:text-indent="0cm" style:auto-text-indent="false"/>
    </style:style>
    <style:style style:name="P4" style:family="paragraph" style:parent-style-name="Heading_20_3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text-indent="0cm" style:auto-text-indent="false"/>
      <style:text-properties officeooo:paragraph-rsid="00194000"/>
    </style:style>
    <style:style style:name="P13" style:family="paragraph" style:parent-style-name="Heading_20_3">
      <style:paragraph-properties fo:margin-left="0cm" fo:margin-right="0cm" fo:text-indent="0cm" style:auto-text-indent="false"/>
      <style:text-properties officeooo:paragraph-rsid="00194000"/>
    </style:style>
    <style:style style:name="P14" style:family="paragraph" style:parent-style-name="Text_20_body" style:list-style-name="L4">
      <style:paragraph-properties fo:margin-left="0cm" fo:margin-right="0cm" fo:text-indent="0cm" style:auto-text-indent="false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</style:style>
    <style:style style:name="T1" style:family="text">
      <style:text-properties officeooo:rsid="00168f2b"/>
    </style:style>
    <style:style style:name="T2" style:family="text">
      <style:text-properties fo:background-color="#dde8cb" loext:char-shading-value="0"/>
    </style:style>
    <style:style style:name="T3" style:family="text">
      <style:text-properties fo:background-color="#ffdbb6" loext:char-shading-value="0"/>
    </style:style>
    <style:style style:name="T4" style:family="text">
      <style:text-properties officeooo:rsid="001840af"/>
    </style:style>
    <style:style style:name="T5" style:family="text">
      <style:text-properties officeooo:rsid="00194000"/>
    </style:style>
    <style:style style:name="T6" style:family="text">
      <style:text-properties officeooo:rsid="001ab86d"/>
    </style:style>
    <style:style style:name="T7" style:family="text">
      <style:text-properties officeooo:rsid="001c3fc0"/>
    </style:style>
    <style:style style:name="T8" style:family="text">
      <style:text-properties officeooo:rsid="001e365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T</text:span>ecnologías Habilitadoras Digitales (THD)</text:h>
      <text:p text:style-name="P2"><text:s/></text:p>
      <text:p text:style-name="Text_20_body">Las <text:span text:style-name="Strong_20_Emphasis">Tecnologías Habilitadoras Digitales</text:span> son el <text:span text:style-name="T2">motor de la transformación</text:span> de <text:span text:style-name="T3">industrias y sectores </text:span>en la era digital. No se trata de herramientas aisladas, sino de un <text:span text:style-name="Emphasis"><text:span text:style-name="T3">ecosistema tecnológico</text:span></text:span> que permite reinventar procesos, modelos de negocio y experiencias de usuario, abriendo la puerta a <text:span text:style-name="T2">innovaciones disruptivas</text:span>. Desde el Internet de las Cosas (IoT) hasta la Inteligencia Artificial, estas tecnologías están redefiniendo cómo trabajamos, producimos y vivimos.</text:p>
      <text:p text:style-name="Text_20_body">En esta entrada exploraremos tres tecnologías que pertenecen a este grupo: <text:span text:style-name="Strong_20_Emphasis">5G</text:span>, <text:span text:style-name="Strong_20_Emphasis">Impresión 3D</text:span> y <text:span text:style-name="Strong_20_Emphasis">Robótica Colaborativa</text:span>. Veremos cómo funcionan, sus aplicaciones en la industria y ejemplos empresariales que demuestran su impacto en la industria.</text:p>
      <text:h text:style-name="P3" text:outline-level="2"><text:span text:style-name="T1">5</text:span>G: La red que conecta el futuro</text:h>
      <text:p text:style-name="Text_20_body">El <text:span text:style-name="Strong_20_Emphasis">5G</text:span> no es solo una mejora incremental en la velocidad de Internet móvil, sino una <text:span text:style-name="Strong_20_Emphasis">plataforma tecnológica que habilita </text:span><text:span text:style-name="Strong_20_Emphasis"><text:span text:style-name="T2">aplicaciones innovadoras</text:span></text:span><text:span text:style-name="Strong_20_Emphasis"> y </text:span><text:span text:style-name="Strong_20_Emphasis"><text:span text:style-name="T2">modelos de negocio disruptivos</text:span></text:span>. Esta tecnología combina <text:span text:style-name="T3">tres características clave</text:span>: <text:span text:style-name="Strong_20_Emphasis"><text:span text:style-name="T2">velocidad</text:span></text:span><text:span text:style-name="Strong_20_Emphasis"> ultrarrápida</text:span> (hasta 10 Gbps), <text:span text:style-name="Strong_20_Emphasis"><text:span text:style-name="T2">latencia </text:span></text:span><text:span text:style-name="Strong_20_Emphasis">ultrabaja</text:span> (inferior a 1 milisegundo) y la <text:span text:style-name="T3">capacidad de </text:span><text:span text:style-name="Strong_20_Emphasis"><text:span text:style-name="T3">conectar millones de dispositivos simultáneamente</text:span></text:span><text:span text:style-name="T3">.</text:span></text:p>
      <text:h text:style-name="P4" text:outline-level="3"><text:bookmark text:name="aplicaciones-industriales-del-5g"/>Aplicaciones industriales del 5G</text:h>
      <text:list text:style-name="L1">
        <text:list-item>
          <text:p text:style-name="P5"><text:span text:style-name="Strong_20_Emphasis"><text:span text:style-name="T2">Fábricas Inteligentes</text:span></text:span><text:span text:style-name="T2">: </text:span>El 5G permite la <text:span text:style-name="T2">comunicación en tiempo real</text:span> entre máquinas, robots y sistemas de gestión. Un ejemplo es la <text:span text:style-name="Strong_20_Emphasis">smart factory de Gestamp</text:span>, que utiliza un <text:span text:style-name="Strong_20_Emphasis">gemelo digital</text:span> conectado vía 5G para crear una réplica virtual de toda la planta. Esto permite simulaciones avanzadas y toma de decisiones basada en datos en tiempo re<text:span text:style-name="T1">al</text:span> <text:span text:style-name="T1">(1)</text:span>.</text:p>
        </text:list-item>
        <text:list-item>
          <text:p text:style-name="P6"><text:span text:style-name="Strong_20_Emphasis"><text:span text:style-name="T2">Telemedicina</text:span></text:span><text:span text:style-name="T2">: </text:span>Con una latencia casi inexistente, el 5G permite procedimientos médicos remotos, como cirugías asistidas por robots, donde cada milisegundo cuenta.</text:p>
        </text:list-item>
        <text:list-item>
          <text:p text:style-name="P6"><text:span text:style-name="Strong_20_Emphasis"><text:span text:style-name="T2">Conducción Autónoma</text:span></text:span><text:span text:style-name="T2">: </text:span>Los vehículos autónomos requieren conexiones rápidas y fiables para interactuar con infraestructuras y otros vehículos. El 5G hace posible esta interconexión.</text:p>
        </text:list-item>
      </text:list>
      <text:h text:style-name="P4" text:outline-level="3"><text:span text:style-name="T1">R</text:span>etos del 5G</text:h>
      <text:p text:style-name="P7">A pesar de sus ventajas, el 5G enfrenta <text:span text:style-name="T2">desafíos </text:span>como la <text:span text:style-name="Strong_20_Emphasis">necesidad de infraestructuras densas</text:span> (debido a su menor alcance en frecuencias altas) y preocupaciones sobre <text:span text:style-name="Strong_20_Emphasis">ciberseguridad</text:span>. Además, su implementación desigual puede ampliar la <text:span text:style-name="Strong_20_Emphasis">brecha digital</text:span> entre áreas urbanas y rural<text:span text:style-name="T1">es (2).</text:span></text:p>
      <text:h text:style-name="P3" text:outline-level="2"><text:bookmark text:name="impresion-3d-de-prototipos-a-revoluciones-industriales"/>Impresión 3D: De prototipos a revoluciones industriales</text:h>
      <text:p text:style-name="Text_20_body">La <text:span text:style-name="Strong_20_Emphasis"><text:span text:style-name="T2">impresión 3D</text:span></text:span>, también conocida como<text:span text:style-name="T2"> </text:span><text:span text:style-name="Strong_20_Emphasis"><text:span text:style-name="T2">fabricación aditiva</text:span></text:span>, transforma la producción al permitir la creación de objetos físicos a partir de modelos digitales. Esta tecnología se basa en la superposición de capas de material, lo que la hace ideal para la <text:span text:style-name="Strong_20_Emphasis"><text:span text:style-name="T2">personalización masiva</text:span></text:span><text:span text:style-name="T2"> </text:span>y la <text:span text:style-name="Strong_20_Emphasis"><text:span text:style-name="T2">producción bajo demanda</text:span></text:span><text:span text:style-name="T2">.</text:span></text:p>
      <text:h text:style-name="P4" text:outline-level="3"><text:bookmark text:name="metodos-de-impresion-3d"/><text:soft-page-break/>Métodos de impresión 3D</text:h>
      <text:list text:style-name="L2">
        <text:list-item>
          <text:p text:style-name="P8"><text:span text:style-name="Strong_20_Emphasis">FDM (Fused Deposition Modeling)</text:span>: Ideal para prototipos y piezas funcionales simples. </text:p>
        </text:list-item>
        <text:list-item>
          <text:p text:style-name="P9"><text:span text:style-name="Strong_20_Emphasis">SLA (Estereolitografía)</text:span>: Perfecta para modelos detallados, como prótesis médicas o componentes de joyería<text:bookmark text:name="fnref:3"/><text:a xlink:type="simple" xlink:href="https://ies-rafael-alberti.github.io/digitalizacion-gs/docs/glosario/thd/#fn:3" text:style-name="Internet_20_link" text:visited-style-name="Visited_20_Internet_20_Link">3</text:a>. </text:p>
        </text:list-item>
        <text:list-item>
          <text:p text:style-name="P10"><text:span text:style-name="Strong_20_Emphasis">SLS (Sinterizado Selectivo por Láser)</text:span>: Utilizado en aplicaciones industriales para componentes robustos y de alta precisión. </text:p>
        </text:list-item>
      </text:list>
      <text:h text:style-name="P4" text:outline-level="3"><text:bookmark text:name="aplicaciones-revolucionarias"/>Aplicaciones revolucionarias</text:h>
      <text:list text:style-name="L3">
        <text:list-item>
          <text:p text:style-name="P11"><text:span text:style-name="Strong_20_Emphasis"><text:span text:style-name="T2">Medicina personalizada</text:span></text:span><text:span text:style-name="T2">:</text:span> La impresión 3D permite crear prótesis, implantes y herramientas quirúrgicas adaptadas a las necesidades específicas de los pacient<text:span text:style-name="T4">es (4)</text:span>.</text:p>
        </text:list-item>
        <text:list-item>
          <text:p text:style-name="P11"><text:span text:style-name="Strong_20_Emphasis"><text:span text:style-name="T2">Aeroespacial</text:span></text:span>: En Airbus, se utilizan impresoras 3D para fabricar componentes ligeros y eficientes que reducen el consumo de combustible de las aeronave<text:span text:style-name="T4">s (5).</text:span></text:p>
        </text:list-item>
        <text:list-item>
          <text:p text:style-name="P12"><text:span text:style-name="Strong_20_Emphasis"><text:span text:style-name="T2">Sostenibilidad</text:span></text:span><text:span text:style-name="T2">: </text:span>La impresión 3D disminuye el desperdicio de materiales y permite la producción local, reduciendo la necesidad de transporte y su huella de carbono <text:span text:style-name="T4">(6).</text:span></text:p>
        </text:list-item>
      </text:list>
      <text:h text:style-name="P13" text:outline-level="3"><text:span text:style-name="T5">L</text:span>imitaciones de la impresión 3D</text:h>
      <text:p text:style-name="P7">Aunque prometedora, esta tecnología enfrenta desafíos como el <text:span text:style-name="Strong_20_Emphasis">alto costo de ciertos materiales</text:span> y la <text:span text:style-name="Strong_20_Emphasis">dificultad para escalar a producción masiva</text:span> debido a la lentitud del proces<text:span text:style-name="T5">o (7).</text:span></text:p>
      <text:h text:style-name="P3" text:outline-level="2"><text:bookmark text:name="robotica-colaborativa-humanos-y-maquinas-trabajando-juntos"/>Robótica Colaborativa: Humanos y máquinas trabajando juntos</text:h>
      <text:p text:style-name="Text_20_body">Los<text:span text:style-name="T2"> </text:span><text:span text:style-name="Strong_20_Emphasis"><text:span text:style-name="T2">cobots</text:span></text:span><text:span text:style-name="T2"> (robots colaborativos)</text:span> están cambiando la dinámica de las plantas de producción al trabajar codo a codo con los humanos. A diferencia de los robots industriales tradicionales, que suelen estar aislados por razones de seguridad, los cobots están diseñados para interactuar de forma segura gracias a <text:span text:style-name="Strong_20_Emphasis">sensores avanzados</text:span> y <text:span text:style-name="Strong_20_Emphasis">tecnología de limitación de fuerza</text:span>.</text:p>
      <text:h text:style-name="P4" text:outline-level="3"><text:span text:style-name="T5">V</text:span>entajas de los cobots</text:h>
      <text:list text:style-name="L4">
        <text:list-item>
          <text:p text:style-name="P14"><text:span text:style-name="Strong_20_Emphasis"><text:span text:style-name="T2">Facilidad de uso</text:span></text:span>: Los operarios pueden programarlos mediante interfaces intuitivas o demostraciones prácticas, eliminando la necesidad de conocimientos avanzado<text:span text:style-name="T6">s (8).</text:span></text:p>
        </text:list-item>
        <text:list-item>
          <text:p text:style-name="P14"><text:span text:style-name="Strong_20_Emphasis"><text:span text:style-name="T2">Flexibilidad</text:span></text:span>: Los cobots pueden adaptarse a diversas tareas, como el ensamblaje de componentes pequeños, la manipulación de materiales delicados o la inspección de calidad <text:span text:style-name="T6">(9).</text:span></text:p>
        </text:list-item>
        <text:list-item>
          <text:p text:style-name="P14"><text:span text:style-name="Strong_20_Emphasis"><text:span text:style-name="T2">Sostenibilidad</text:span></text:span>: Al minimizar errores y optimizar procesos, los cobots contribuyen a prácticas más eficientes y sostenible<text:bookmark text:name="fnref:10"/><text:span text:style-name="T6">s (10).</text:span></text:p>
        </text:list-item>
      </text:list>
      <text:h text:style-name="P4" text:outline-level="3"><text:span text:style-name="T7">E</text:span>jemplo empresarial: Chipotle y los cobots</text:h>
      <text:p text:style-name="P7">Hasta sectores no tradicionales, como la <text:span text:style-name="T3">industria alimentaria</text:span>, están adoptando cobots. <text:span text:style-name="Strong_20_Emphasis">Chipotle</text:span>, la cadena de comida rápida, está probando cobots para tareas como pelar aguacates, buscando mejorar la eficiencia y consistencia en la preparación de aliment<text:span text:style-name="T7">os (11).</text:span></text:p>
      <text:h text:style-name="P4" text:outline-level="3"><text:soft-page-break/><text:span text:style-name="T7">D</text:span>esafíos de los cobots</text:h>
      <text:p text:style-name="P7">Aunque versátiles, los cobots tienen limitaciones, como una <text:span text:style-name="Strong_20_Emphasis">capacidad de carga reducida</text:span> y una <text:span text:style-name="Strong_20_Emphasis">velocidad más baja</text:span> en comparación con los robots industriales tradicionale<text:span text:style-name="T8">s (12)</text:span> Además, su integración puede generar resistencia entre los empleados, quienes temen la sustitución laboral.</text:p>
      <text:p text:style-name="Horizontal_20_Line"/>
      <text:list text:style-name="L5">
        <text:list-item>
          <text:p text:style-name="P15"><text:a xlink:type="simple" xlink:href="https://telefonicatech.com/blog/conectividad-5g-cuatro-casos-de-uso-reales-y-practicos" text:style-name="Internet_20_link" text:visited-style-name="Visited_20_Internet_20_Link"><text:span text:style-name="T8">t</text:span>elefonicatech.com</text:a> </text:p>
        </text:list-item>
        <text:list-item>
          <text:p text:style-name="P15"><text:a xlink:type="simple" xlink:href="https://www.computerweekly.com/es/cronica/Principales-limitaciones-y-retos-de-5G-para-las-empresas" text:style-name="Internet_20_link" text:visited-style-name="Visited_20_Internet_20_Link"><text:span text:style-name="T8">c</text:span>omputerweekly.com</text:a> </text:p>
        </text:list-item>
        <text:list-item>
          <text:p text:style-name="P15"><text:a xlink:type="simple" xlink:href="https://es.3dsystems.com/advantages-of-plastic-3D-printing" text:style-name="Internet_20_link" text:visited-style-name="Visited_20_Internet_20_Link"><text:span text:style-name="T8">e</text:span>s.3dsystems.com</text:a> </text:p>
        </text:list-item>
        <text:list-item>
          <text:p text:style-name="P15"><text:a xlink:type="simple" xlink:href="https://www.stratasys.com/mx/industries-and-applications/3d-printing-industries/" text:style-name="Internet_20_link" text:visited-style-name="Visited_20_Internet_20_Link"><text:span text:style-name="T8">s</text:span>tratasys.com</text:a> </text:p>
        </text:list-item>
        <text:list-item>
          <text:p text:style-name="P15"><text:a xlink:type="simple" xlink:href="https://elpais.com/economia/2024-11-24/impresoras-3d-para-fabricar-aviones.html" text:style-name="Internet_20_link" text:visited-style-name="Visited_20_Internet_20_Link"><text:span text:style-name="T8">e</text:span>lpais.com</text:a> </text:p>
        </text:list-item>
        <text:list-item>
          <text:p text:style-name="P15"><text:a xlink:type="simple" xlink:href="https://www.3ds.com/es/make/solutions/blog/pros-and-cons-3d-printing" text:style-name="Internet_20_link" text:visited-style-name="Visited_20_Internet_20_Link"><text:span text:style-name="T8">3</text:span>ds.com</text:a> </text:p>
        </text:list-item>
        <text:list-item>
          <text:p text:style-name="P15"><text:a xlink:type="simple" xlink:href="https://fastercapital.com/es/tema/desafíos-y-limitaciones-de-la-impresión-3d-para-ip.html" text:style-name="Internet_20_link" text:visited-style-name="Visited_20_Internet_20_Link"><text:span text:style-name="T8">f</text:span>astercapital.com</text:a> </text:p>
        </text:list-item>
        <text:list-item>
          <text:p text:style-name="P15"><text:a xlink:type="simple" xlink:href="https://www.automachingenieria.com/cobots-que-son/" text:style-name="Internet_20_link" text:visited-style-name="Visited_20_Internet_20_Link"><text:span text:style-name="T8">a</text:span>utomachingenieria.com</text:a> </text:p>
        </text:list-item>
        <text:list-item>
          <text:p text:style-name="P15"><text:a xlink:type="simple" xlink:href="https://datision.com/blog/robotica-colaborativa-en-fabricas/" text:style-name="Internet_20_link" text:visited-style-name="Visited_20_Internet_20_Link"><text:span text:style-name="T8">d</text:span>atision.com</text:a> </text:p>
        </text:list-item>
        <text:list-item>
          <text:p text:style-name="P15"><text:a xlink:type="simple" xlink:href="https://es.eliterobots.com/blog/benefits-of-cobots-in-modern-manufacturing" text:style-name="Internet_20_link" text:visited-style-name="Visited_20_Internet_20_Link"><text:span text:style-name="T8">e</text:span>s.eliterobots.com</text:a> </text:p>
        </text:list-item>
        <text:list-item>
          <text:p text:style-name="P15"><text:a xlink:type="simple" xlink:href="https://www.marketwatch.com/story/chipotle-testing-avocado-peeling-cobots-or-collaborative-robots-6b94e868" text:style-name="Internet_20_link" text:visited-style-name="Visited_20_Internet_20_Link"><text:span text:style-name="T8">m</text:span>arketwatch.com</text:a> </text:p>
        </text:list-item>
        <text:list-item>
          <text:p text:style-name="P15"><text:a xlink:type="simple" xlink:href="https://es.iimtcobot.com/news/collaborative-robots-advantages-and-disadvantages.html" text:style-name="Internet_20_link" text:visited-style-name="Visited_20_Internet_20_Link"><text:span text:style-name="T8">e</text:span>s.iimtcobot.com</text:a>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20:14:57.737415300</meta:creation-date>
    <dc:date>2025-10-20T20:32:17.256508100</dc:date>
    <meta:editing-duration>PT17M17S</meta:editing-duration>
    <meta:editing-cycles>8</meta:editing-cycles>
    <meta:generator>LibreOffice/25.8.1.1$Windows_X86_64 LibreOffice_project/54047653041915e595ad4e45cccea684809c77b5</meta:generator>
    <meta:document-statistic meta:table-count="0" meta:image-count="0" meta:object-count="0" meta:page-count="3" meta:paragraph-count="46" meta:word-count="768" meta:character-count="5370" meta:non-whitespace-character-count="4655"/>
  </office:meta>
</office:document-meta>
</file>